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3.15mm" svg:height="106.51mm" svg:x="151.34mm" svg:y="15.14mm">
            <draw:object draw:notify-on-update-of-ranges="Sheet1.A4:Sheet1.A4 Sheet1.A5:Sheet1.A76 Sheet1.B4:Sheet1.B4 Sheet1.B5:Sheet1.B76 Sheet1.C4:Sheet1.C4 Sheet1.C5:Sheet1.C76 Sheet1.D4:Sheet1.D4 Sheet1.D5:Sheet1.D76 Sheet1.E4:Sheet1.E4 Sheet1.E5:Sheet1.E76 Sheet1.F4:Sheet1.F4 Sheet1.F5:Sheet1.F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Height (in cm)</text:p>
          </table:table-cell>
          <table:table-cell table:style-name="ce1" office:value-type="string" calcext:value-type="string">
            <text:p>Deer</text:p>
          </table:table-cell>
          <table:table-cell table:style-name="ce1" office:value-type="string" calcext:value-type="string">
            <text:p>Settlers</text:p>
          </table:table-cell>
          <table:table-cell table:style-name="ce1" office:value-type="string" calcext:value-type="string">
            <text:p>Precip (in cm)</text:p>
          </table:table-cell>
          <table:table-cell table:style-name="ce1" office:value-type="string" calcext:value-type="string">
            <text:p>Temp (in 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.1115" calcext:value-type="float">
            <text:p>60.11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.124" calcext:value-type="float">
            <text:p>25.124</text:p>
          </table:table-cell>
          <table:table-cell office:value-type="float" office:value="8.151" calcext:value-type="float">
            <text:p>8.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.0389" calcext:value-type="float">
            <text:p>51.03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9.9236" calcext:value-type="float">
            <text:p>29.9236</text:p>
          </table:table-cell>
          <table:table-cell office:value-type="float" office:value="10.6259" calcext:value-type="float">
            <text:p>10.6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2706" calcext:value-type="float">
            <text:p>39.270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.2496" calcext:value-type="float">
            <text:p>34.2496</text:p>
          </table:table-cell>
          <table:table-cell office:value-type="float" office:value="18.2328" calcext:value-type="float">
            <text:p>18.23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.4956" calcext:value-type="float">
            <text:p>31.49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.1003" calcext:value-type="float">
            <text:p>33.1003</text:p>
          </table:table-cell>
          <table:table-cell office:value-type="float" office:value="15.6646" calcext:value-type="float">
            <text:p>15.66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9092" calcext:value-type="float">
            <text:p>25.90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.0013" calcext:value-type="float">
            <text:p>29.0013</text:p>
          </table:table-cell>
          <table:table-cell office:value-type="float" office:value="21.5836" calcext:value-type="float">
            <text:p>21.58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0042" calcext:value-type="float">
            <text:p>24.00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.1996" calcext:value-type="float">
            <text:p>20.1996</text:p>
          </table:table-cell>
          <table:table-cell office:value-type="float" office:value="29.4586" calcext:value-type="float">
            <text:p>29.45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7822" calcext:value-type="float">
            <text:p>25.78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.4834" calcext:value-type="float">
            <text:p>17.4834</text:p>
          </table:table-cell>
          <table:table-cell office:value-type="float" office:value="31.4467" calcext:value-type="float">
            <text:p>31.44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1002" calcext:value-type="float">
            <text:p>30.10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5127" calcext:value-type="float">
            <text:p>4.5127</text:p>
          </table:table-cell>
          <table:table-cell office:value-type="float" office:value="26.9932" calcext:value-type="float">
            <text:p>26.9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9573" calcext:value-type="float">
            <text:p>28.957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6807" calcext:value-type="float">
            <text:p>1.6807</text:p>
          </table:table-cell>
          <table:table-cell office:value-type="float" office:value="23.4123" calcext:value-type="float">
            <text:p>23.41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489" calcext:value-type="float">
            <text:p>27.4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7154" calcext:value-type="float">
            <text:p>6.7154</text:p>
          </table:table-cell>
          <table:table-cell office:value-type="float" office:value="17.4452" calcext:value-type="float">
            <text:p>17.44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0682" calcext:value-type="float">
            <text:p>28.06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4653" calcext:value-type="float">
            <text:p>7.4653</text:p>
          </table:table-cell>
          <table:table-cell office:value-type="float" office:value="11.7323" calcext:value-type="float">
            <text:p>11.73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7778" calcext:value-type="float">
            <text:p>33.77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.5542" calcext:value-type="float">
            <text:p>9.5542</text:p>
          </table:table-cell>
          <table:table-cell office:value-type="float" office:value="-0.0734" calcext:value-type="float">
            <text:p>-0.07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.5518" calcext:value-type="float">
            <text:p>53.55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.7323" calcext:value-type="float">
            <text:p>22.7323</text:p>
          </table:table-cell>
          <table:table-cell office:value-type="float" office:value="4.9245" calcext:value-type="float">
            <text:p>4.92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0976" calcext:value-type="float">
            <text:p>54.097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.2618" calcext:value-type="float">
            <text:p>29.2618</text:p>
          </table:table-cell>
          <table:table-cell office:value-type="float" office:value="12.1807" calcext:value-type="float">
            <text:p>12.18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.2401" calcext:value-type="float">
            <text:p>52.24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3.8215" calcext:value-type="float">
            <text:p>33.8215</text:p>
          </table:table-cell>
          <table:table-cell office:value-type="float" office:value="13.9992" calcext:value-type="float">
            <text:p>13.9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.9489" calcext:value-type="float">
            <text:p>48.948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.1417" calcext:value-type="float">
            <text:p>30.1417</text:p>
          </table:table-cell>
          <table:table-cell office:value-type="float" office:value="19.78" calcext:value-type="float">
            <text:p>19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.3929" calcext:value-type="float">
            <text:p>45.39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3.2899" calcext:value-type="float">
            <text:p>33.2899</text:p>
          </table:table-cell>
          <table:table-cell office:value-type="float" office:value="26.1675" calcext:value-type="float">
            <text:p>26.16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.4559" calcext:value-type="float">
            <text:p>41.455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.3432" calcext:value-type="float">
            <text:p>22.3432</text:p>
          </table:table-cell>
          <table:table-cell office:value-type="float" office:value="29.2167" calcext:value-type="float">
            <text:p>29.21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.3919" calcext:value-type="float">
            <text:p>37.39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.2851" calcext:value-type="float">
            <text:p>13.2851</text:p>
          </table:table-cell>
          <table:table-cell office:value-type="float" office:value="28.2723" calcext:value-type="float">
            <text:p>28.2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.9474" calcext:value-type="float">
            <text:p>32.947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.2186" calcext:value-type="float">
            <text:p>4.2186</text:p>
          </table:table-cell>
          <table:table-cell office:value-type="float" office:value="22.1248" calcext:value-type="float">
            <text:p>22.12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1402" calcext:value-type="float">
            <text:p>28.140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5421" calcext:value-type="float">
            <text:p>0.5421</text:p>
          </table:table-cell>
          <table:table-cell office:value-type="float" office:value="18.2131" calcext:value-type="float">
            <text:p>18.21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3771" calcext:value-type="float">
            <text:p>26.377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.0318" calcext:value-type="float">
            <text:p>4.0318</text:p>
          </table:table-cell>
          <table:table-cell office:value-type="float" office:value="10.7844" calcext:value-type="float">
            <text:p>10.78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.6101" calcext:value-type="float">
            <text:p>22.610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.3259" calcext:value-type="float">
            <text:p>5.3259</text:p>
          </table:table-cell>
          <table:table-cell office:value-type="float" office:value="12.9322" calcext:value-type="float">
            <text:p>12.93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.7841" calcext:value-type="float">
            <text:p>35.78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.9658" calcext:value-type="float">
            <text:p>13.9658</text:p>
          </table:table-cell>
          <table:table-cell office:value-type="float" office:value="3.7545" calcext:value-type="float">
            <text:p>3.75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6355" calcext:value-type="float">
            <text:p>49.635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.6117" calcext:value-type="float">
            <text:p>23.6117</text:p>
          </table:table-cell>
          <table:table-cell office:value-type="float" office:value="6.7812" calcext:value-type="float">
            <text:p>6.78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.296" calcext:value-type="float">
            <text:p>57.29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.2333" calcext:value-type="float">
            <text:p>28.2333</text:p>
          </table:table-cell>
          <table:table-cell office:value-type="float" office:value="8.5371" calcext:value-type="float">
            <text:p>8.53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.3843" calcext:value-type="float">
            <text:p>54.384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.4697" calcext:value-type="float">
            <text:p>34.4697</text:p>
          </table:table-cell>
          <table:table-cell office:value-type="float" office:value="12.2442" calcext:value-type="float">
            <text:p>12.24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.5529" calcext:value-type="float">
            <text:p>48.552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.8688" calcext:value-type="float">
            <text:p>36.8688</text:p>
          </table:table-cell>
          <table:table-cell office:value-type="float" office:value="19.6317" calcext:value-type="float">
            <text:p>19.63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5839" calcext:value-type="float">
            <text:p>42.583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8.8702" calcext:value-type="float">
            <text:p>28.8702</text:p>
          </table:table-cell>
          <table:table-cell office:value-type="float" office:value="27.5339" calcext:value-type="float">
            <text:p>27.53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.2339" calcext:value-type="float">
            <text:p>36.23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.6166" calcext:value-type="float">
            <text:p>18.6166</text:p>
          </table:table-cell>
          <table:table-cell office:value-type="float" office:value="26.1468" calcext:value-type="float">
            <text:p>26.14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.7568" calcext:value-type="float">
            <text:p>29.756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.7952" calcext:value-type="float">
            <text:p>18.7952</text:p>
          </table:table-cell>
          <table:table-cell office:value-type="float" office:value="29.561" calcext:value-type="float">
            <text:p>29.5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1529" calcext:value-type="float">
            <text:p>23.152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.9091" calcext:value-type="float">
            <text:p>3.9091</text:p>
          </table:table-cell>
          <table:table-cell office:value-type="float" office:value="25.5631" calcext:value-type="float">
            <text:p>25.56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.332" calcext:value-type="float">
            <text:p>16.33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.9924" calcext:value-type="float">
            <text:p>1.9924</text:p>
          </table:table-cell>
          <table:table-cell office:value-type="float" office:value="17.5589" calcext:value-type="float">
            <text:p>17.55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865" calcext:value-type="float">
            <text:p>9.286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.5891" calcext:value-type="float">
            <text:p>3.5891</text:p>
          </table:table-cell>
          <table:table-cell office:value-type="float" office:value="16.9947" calcext:value-type="float">
            <text:p>16.99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4985" calcext:value-type="float">
            <text:p>9.498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.2892" calcext:value-type="float">
            <text:p>4.2892</text:p>
          </table:table-cell>
          <table:table-cell office:value-type="float" office:value="8.1606" calcext:value-type="float">
            <text:p>8.16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.3361" calcext:value-type="float">
            <text:p>16.336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.0593" calcext:value-type="float">
            <text:p>16.0593</text:p>
          </table:table-cell>
          <table:table-cell office:value-type="float" office:value="7.6444" calcext:value-type="float">
            <text:p>7.6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.0538" calcext:value-type="float">
            <text:p>22.053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4.358" calcext:value-type="float">
            <text:p>24.358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.31" calcext:value-type="float">
            <text:p>21.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8.1694" calcext:value-type="float">
            <text:p>28.1694</text:p>
          </table:table-cell>
          <table:table-cell office:value-type="float" office:value="10.3191" calcext:value-type="float">
            <text:p>10.31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1.9464" calcext:value-type="float">
            <text:p>31.9464</text:p>
          </table:table-cell>
          <table:table-cell office:value-type="float" office:value="12.9817" calcext:value-type="float">
            <text:p>12.98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2756" calcext:value-type="float">
            <text:p>7.275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7.214" calcext:value-type="float">
            <text:p>37.214</text:p>
          </table:table-cell>
          <table:table-cell office:value-type="float" office:value="14.2064" calcext:value-type="float">
            <text:p>14.20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5.7941" calcext:value-type="float">
            <text:p>25.7941</text:p>
          </table:table-cell>
          <table:table-cell office:value-type="float" office:value="24.1769" calcext:value-type="float">
            <text:p>24.17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8629" calcext:value-type="float">
            <text:p>23.8629</text:p>
          </table:table-cell>
          <table:table-cell office:value-type="float" office:value="24.9685" calcext:value-type="float">
            <text:p>24.96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014" calcext:value-type="float">
            <text:p>14.5014</text:p>
          </table:table-cell>
          <table:table-cell office:value-type="float" office:value="29.1741" calcext:value-type="float">
            <text:p>29.17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673" calcext:value-type="float">
            <text:p>11.2673</text:p>
          </table:table-cell>
          <table:table-cell office:value-type="float" office:value="25.6696" calcext:value-type="float">
            <text:p>25.66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2" calcext:value-type="float">
            <text:p>0.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604" calcext:value-type="float">
            <text:p>6.6604</text:p>
          </table:table-cell>
          <table:table-cell office:value-type="float" office:value="22.9774" calcext:value-type="float">
            <text:p>22.97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4055" calcext:value-type="float">
            <text:p>6.4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73" calcext:value-type="float">
            <text:p>8.073</text:p>
          </table:table-cell>
          <table:table-cell office:value-type="float" office:value="8.2649" calcext:value-type="float">
            <text:p>8.26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.1686" calcext:value-type="float">
            <text:p>18.1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434" calcext:value-type="float">
            <text:p>5.0434</text:p>
          </table:table-cell>
          <table:table-cell office:value-type="float" office:value="3.6183" calcext:value-type="float">
            <text:p>3.61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.0505" calcext:value-type="float">
            <text:p>35.05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.516" calcext:value-type="float">
            <text:p>15.516</text:p>
          </table:table-cell>
          <table:table-cell office:value-type="float" office:value="5.0418" calcext:value-type="float">
            <text:p>5.04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.8572" calcext:value-type="float">
            <text:p>51.85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4.3159" calcext:value-type="float">
            <text:p>4.31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.8358" calcext:value-type="float">
            <text:p>51.83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.2014" calcext:value-type="float">
            <text:p>32.2014</text:p>
          </table:table-cell>
          <table:table-cell office:value-type="float" office:value="10.082" calcext:value-type="float">
            <text:p>10.0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.054" calcext:value-type="float">
            <text:p>55.0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3577" calcext:value-type="float">
            <text:p>32.3577</text:p>
          </table:table-cell>
          <table:table-cell office:value-type="float" office:value="8.2154" calcext:value-type="float">
            <text:p>8.21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.6409" calcext:value-type="float">
            <text:p>42.64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.6472" calcext:value-type="float">
            <text:p>27.6472</text:p>
          </table:table-cell>
          <table:table-cell office:value-type="float" office:value="16.0586" calcext:value-type="float">
            <text:p>16.05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.4009" calcext:value-type="float">
            <text:p>27.40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.8521" calcext:value-type="float">
            <text:p>31.8521</text:p>
          </table:table-cell>
          <table:table-cell office:value-type="float" office:value="25.2374" calcext:value-type="float">
            <text:p>25.23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6209" calcext:value-type="float">
            <text:p>9.62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.7022" calcext:value-type="float">
            <text:p>25.7022</text:p>
          </table:table-cell>
          <table:table-cell office:value-type="float" office:value="25.8182" calcext:value-type="float">
            <text:p>25.81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.8201" calcext:value-type="float">
            <text:p>15.8201</text:p>
          </table:table-cell>
          <table:table-cell office:value-type="float" office:value="27.9069" calcext:value-type="float">
            <text:p>27.90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.206" calcext:value-type="float">
            <text:p>9.206</text:p>
          </table:table-cell>
          <table:table-cell office:value-type="float" office:value="22.8527" calcext:value-type="float">
            <text:p>22.85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493" calcext:value-type="float">
            <text:p>21.64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471" calcext:value-type="float">
            <text:p>2.6471</text:p>
          </table:table-cell>
          <table:table-cell office:value-type="float" office:value="17.7227" calcext:value-type="float">
            <text:p>17.72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4118" calcext:value-type="float">
            <text:p>4.4118</text:p>
          </table:table-cell>
          <table:table-cell office:value-type="float" office:value="11.0652" calcext:value-type="float">
            <text:p>11.06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06" calcext:value-type="float">
            <text:p>6.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.4154" calcext:value-type="float">
            <text:p>13.4154</text:p>
          </table:table-cell>
          <table:table-cell office:value-type="float" office:value="1.4484" calcext:value-type="float">
            <text:p>1.44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6292" calcext:value-type="float">
            <text:p>10.62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.9869" calcext:value-type="float">
            <text:p>16.9869</text:p>
          </table:table-cell>
          <table:table-cell office:value-type="float" office:value="9.2647" calcext:value-type="float">
            <text:p>9.26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.7059" calcext:value-type="float">
            <text:p>24.70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.1528" calcext:value-type="float">
            <text:p>24.1528</text:p>
          </table:table-cell>
          <table:table-cell office:value-type="float" office:value="3.2045" calcext:value-type="float">
            <text:p>3.20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1808" calcext:value-type="float">
            <text:p>15.18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.2192" calcext:value-type="float">
            <text:p>32.2192</text:p>
          </table:table-cell>
          <table:table-cell office:value-type="float" office:value="14.8551" calcext:value-type="float">
            <text:p>14.85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869" calcext:value-type="float">
            <text:p>4.28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.0601" calcext:value-type="float">
            <text:p>35.0601</text:p>
          </table:table-cell>
          <table:table-cell office:value-type="float" office:value="13.0396" calcext:value-type="float">
            <text:p>13.03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.6598" calcext:value-type="float">
            <text:p>23.6598</text:p>
          </table:table-cell>
          <table:table-cell office:value-type="float" office:value="28.3332" calcext:value-type="float">
            <text:p>28.33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.3799" calcext:value-type="float">
            <text:p>18.3799</text:p>
          </table:table-cell>
          <table:table-cell office:value-type="float" office:value="27.4954" calcext:value-type="float">
            <text:p>27.49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3568" calcext:value-type="float">
            <text:p>9.3568</text:p>
          </table:table-cell>
          <table:table-cell office:value-type="float" office:value="27.5392" calcext:value-type="float">
            <text:p>27.53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1183" calcext:value-type="float">
            <text:p>9.1183</text:p>
          </table:table-cell>
          <table:table-cell office:value-type="float" office:value="20.7549" calcext:value-type="float">
            <text:p>20.75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241" calcext:value-type="float">
            <text:p>21.92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425" calcext:value-type="float">
            <text:p>8.0425</text:p>
          </table:table-cell>
          <table:table-cell office:value-type="float" office:value="13.9851" calcext:value-type="float">
            <text:p>13.98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3495" calcext:value-type="float">
            <text:p>11.3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717" calcext:value-type="float">
            <text:p>5.3717</text:p>
          </table:table-cell>
          <table:table-cell office:value-type="float" office:value="2.8883" calcext:value-type="float">
            <text:p>2.88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.9536" calcext:value-type="float">
            <text:p>24.9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.484" calcext:value-type="float">
            <text:p>17.484</text:p>
          </table:table-cell>
          <table:table-cell office:value-type="float" office:value="7.2262" calcext:value-type="float">
            <text:p>7.2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20:27:19.230015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3:19:25.472401387</meta:creation-date>
    <dc:date>2020-05-05T00:02:20.199482818</dc:date>
    <meta:editing-duration>PT10M44S</meta:editing-duration>
    <meta:editing-cycles>3</meta:editing-cycles>
    <meta:generator>LibreOffice/6.0.7.3$Linux_X86_64 LibreOffice_project/00m0$Build-3</meta:generator>
    <meta:document-statistic meta:table-count="1" meta:cell-count="4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2" chart:origin="0" chart:interval-major="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16cm" svg:height="10.652cm" xlink:href=".." xlink:type="simple" chart:class="chart:scatter" chart:style-name="ch1">
        <chart:legend chart:legend-position="bottom" svg:x="4.328cm" svg:y="10.053cm" style:legend-expansion="wide" chart:style-name="ch2"/>
        <chart:plot-area chart:style-name="ch3" table:cell-range-address="Sheet1.A4:Sheet1.F76" chart:data-source-has-labels="both" svg:x="0.446cm" svg:y="0.213cm" svg:width="21.424cm" svg:height="9.443cm">
          <chartooo:coordinate-region svg:x="1.067cm" svg:y="0.412cm" svg:width="20.616cm" svg:height="8.597cm"/>
          <chart:axis chart:dimension="x" chart:name="primary-x" chart:style-name="ch4" chartooo:axis-type="auto">
            <chart:categories table:cell-range-address="Sheet1.A5:Sheet1.A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76" chart:label-cell-address="Sheet1.B4:Sheet1.B4" chart:class="chart:scatter">
            <chart:domain table:cell-range-address="Sheet1.A5:Sheet1.A76"/>
            <chart:data-point chart:repeated="72"/>
          </chart:series>
          <chart:series chart:style-name="ch8" chart:values-cell-range-address="Sheet1.C5:Sheet1.C76" chart:label-cell-address="Sheet1.C4:Sheet1.C4" chart:class="chart:scatter">
            <chart:data-point chart:repeated="72"/>
          </chart:series>
          <chart:series chart:style-name="ch9" chart:values-cell-range-address="Sheet1.D5:Sheet1.D76" chart:label-cell-address="Sheet1.D4:Sheet1.D4" chart:class="chart:scatter">
            <chart:data-point chart:repeated="72"/>
          </chart:series>
          <chart:series chart:style-name="ch10" chart:values-cell-range-address="Sheet1.E5:Sheet1.E76" chart:label-cell-address="Sheet1.E4:Sheet1.E4" chart:class="chart:scatter">
            <chart:data-point chart:repeated="72"/>
          </chart:series>
          <chart:series chart:style-name="ch11" chart:values-cell-range-address="Sheet1.F5:Sheet1.F76" chart:label-cell-address="Sheet1.F4:Sheet1.F4" chart:class="chart:scatter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 (in cm)</text:p>
                <draw:g>
                  <svg:desc>Sheet1.B4:Sheet1.B4</svg:desc>
                </draw:g>
              </table:table-cell>
              <table:table-cell office:value-type="string">
                <text:p>Deer</text:p>
                <draw:g>
                  <svg:desc>Sheet1.C4:Sheet1.C4</svg:desc>
                </draw:g>
              </table:table-cell>
              <table:table-cell office:value-type="string">
                <text:p>Settlers</text:p>
                <draw:g>
                  <svg:desc>Sheet1.D4:Sheet1.D4</svg:desc>
                </draw:g>
              </table:table-cell>
              <table:table-cell office:value-type="string">
                <text:p>Precip (in cm)</text:p>
                <draw:g>
                  <svg:desc>Sheet1.E4:Sheet1.E4</svg:desc>
                </draw:g>
              </table:table-cell>
              <table:table-cell office:value-type="string">
                <text:p>Temp (in C)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5:Sheet1.A76</svg:desc>
                </draw:g>
              </table:table-cell>
              <table:table-cell office:value-type="float" office:value="60.1115">
                <text:p>60.1115</text:p>
                <draw:g>
                  <svg:desc>Sheet1.B5:Sheet1.B76</svg:desc>
                </draw:g>
              </table:table-cell>
              <table:table-cell office:value-type="float" office:value="7">
                <text:p>7</text:p>
                <draw:g>
                  <svg:desc>Sheet1.C5:Sheet1.C76</svg:desc>
                </draw:g>
              </table:table-cell>
              <table:table-cell office:value-type="float" office:value="2">
                <text:p>2</text:p>
                <draw:g>
                  <svg:desc>Sheet1.D5:Sheet1.D76</svg:desc>
                </draw:g>
              </table:table-cell>
              <table:table-cell office:value-type="float" office:value="25.124">
                <text:p>25.124</text:p>
                <draw:g>
                  <svg:desc>Sheet1.E5:Sheet1.E76</svg:desc>
                </draw:g>
              </table:table-cell>
              <table:table-cell office:value-type="float" office:value="8.151">
                <text:p>8.151</text:p>
                <draw:g>
                  <svg:desc>Sheet1.F5:Sheet1.F7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.0389">
                <text:p>51.038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9.9236">
                <text:p>29.9236</text:p>
              </table:table-cell>
              <table:table-cell office:value-type="float" office:value="10.6259">
                <text:p>10.62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.2706">
                <text:p>39.270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4.2496">
                <text:p>34.2496</text:p>
              </table:table-cell>
              <table:table-cell office:value-type="float" office:value="18.2328">
                <text:p>18.23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.4956">
                <text:p>31.495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.1003">
                <text:p>33.1003</text:p>
              </table:table-cell>
              <table:table-cell office:value-type="float" office:value="15.6646">
                <text:p>15.66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.9092">
                <text:p>25.909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9.0013">
                <text:p>29.0013</text:p>
              </table:table-cell>
              <table:table-cell office:value-type="float" office:value="21.5836">
                <text:p>21.58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.0042">
                <text:p>24.004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.1996">
                <text:p>20.1996</text:p>
              </table:table-cell>
              <table:table-cell office:value-type="float" office:value="29.4586">
                <text:p>29.45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.7822">
                <text:p>25.782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.4834">
                <text:p>17.4834</text:p>
              </table:table-cell>
              <table:table-cell office:value-type="float" office:value="31.4467">
                <text:p>31.44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.1002">
                <text:p>30.100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.5127">
                <text:p>4.5127</text:p>
              </table:table-cell>
              <table:table-cell office:value-type="float" office:value="26.9932">
                <text:p>26.99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.9573">
                <text:p>28.957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.6807">
                <text:p>1.6807</text:p>
              </table:table-cell>
              <table:table-cell office:value-type="float" office:value="23.4123">
                <text:p>23.41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.489">
                <text:p>27.48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6.7154">
                <text:p>6.7154</text:p>
              </table:table-cell>
              <table:table-cell office:value-type="float" office:value="17.4452">
                <text:p>17.44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.0682">
                <text:p>28.068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7.4653">
                <text:p>7.4653</text:p>
              </table:table-cell>
              <table:table-cell office:value-type="float" office:value="11.7323">
                <text:p>11.73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3.7778">
                <text:p>33.777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9.5542">
                <text:p>9.5542</text:p>
              </table:table-cell>
              <table:table-cell office:value-type="float" office:value="-0.0734">
                <text:p>-0.07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3.5518">
                <text:p>53.551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2.7323">
                <text:p>22.7323</text:p>
              </table:table-cell>
              <table:table-cell office:value-type="float" office:value="4.9245">
                <text:p>4.92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4.0976">
                <text:p>54.0976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9.2618">
                <text:p>29.2618</text:p>
              </table:table-cell>
              <table:table-cell office:value-type="float" office:value="12.1807">
                <text:p>12.18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2.2401">
                <text:p>52.2401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33.8215">
                <text:p>33.8215</text:p>
              </table:table-cell>
              <table:table-cell office:value-type="float" office:value="13.9992">
                <text:p>13.99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8.9489">
                <text:p>48.9489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30.1417">
                <text:p>30.1417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5.3929">
                <text:p>45.3929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33.2899">
                <text:p>33.2899</text:p>
              </table:table-cell>
              <table:table-cell office:value-type="float" office:value="26.1675">
                <text:p>26.16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.4559">
                <text:p>41.455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2.3432">
                <text:p>22.3432</text:p>
              </table:table-cell>
              <table:table-cell office:value-type="float" office:value="29.2167">
                <text:p>29.21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7.3919">
                <text:p>37.391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3.2851">
                <text:p>13.2851</text:p>
              </table:table-cell>
              <table:table-cell office:value-type="float" office:value="28.2723">
                <text:p>28.27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.9474">
                <text:p>32.9474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4.2186">
                <text:p>4.2186</text:p>
              </table:table-cell>
              <table:table-cell office:value-type="float" office:value="22.1248">
                <text:p>22.124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8.1402">
                <text:p>28.1402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.5421">
                <text:p>0.5421</text:p>
              </table:table-cell>
              <table:table-cell office:value-type="float" office:value="18.2131">
                <text:p>18.21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6.3771">
                <text:p>26.3771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4.0318">
                <text:p>4.0318</text:p>
              </table:table-cell>
              <table:table-cell office:value-type="float" office:value="10.7844">
                <text:p>10.78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2.6101">
                <text:p>22.6101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5.3259">
                <text:p>5.3259</text:p>
              </table:table-cell>
              <table:table-cell office:value-type="float" office:value="12.9322">
                <text:p>12.932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5.7841">
                <text:p>35.7841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3.9658">
                <text:p>13.9658</text:p>
              </table:table-cell>
              <table:table-cell office:value-type="float" office:value="3.7545">
                <text:p>3.754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9.6355">
                <text:p>49.6355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23.6117">
                <text:p>23.6117</text:p>
              </table:table-cell>
              <table:table-cell office:value-type="float" office:value="6.7812">
                <text:p>6.781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7.296">
                <text:p>57.296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28.2333">
                <text:p>28.2333</text:p>
              </table:table-cell>
              <table:table-cell office:value-type="float" office:value="8.5371">
                <text:p>8.53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4.3843">
                <text:p>54.3843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34.4697">
                <text:p>34.4697</text:p>
              </table:table-cell>
              <table:table-cell office:value-type="float" office:value="12.2442">
                <text:p>12.24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8.5529">
                <text:p>48.5529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36.8688">
                <text:p>36.8688</text:p>
              </table:table-cell>
              <table:table-cell office:value-type="float" office:value="19.6317">
                <text:p>19.63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2.5839">
                <text:p>42.583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8.8702">
                <text:p>28.8702</text:p>
              </table:table-cell>
              <table:table-cell office:value-type="float" office:value="27.5339">
                <text:p>27.53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6.2339">
                <text:p>36.2339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18.6166">
                <text:p>18.6166</text:p>
              </table:table-cell>
              <table:table-cell office:value-type="float" office:value="26.1468">
                <text:p>26.14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9.7568">
                <text:p>29.7568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8.7952">
                <text:p>18.7952</text:p>
              </table:table-cell>
              <table:table-cell office:value-type="float" office:value="29.561">
                <text:p>29.5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.1529">
                <text:p>23.1529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3.9091">
                <text:p>3.9091</text:p>
              </table:table-cell>
              <table:table-cell office:value-type="float" office:value="25.5631">
                <text:p>25.56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6.332">
                <text:p>16.332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1.9924">
                <text:p>1.9924</text:p>
              </table:table-cell>
              <table:table-cell office:value-type="float" office:value="17.5589">
                <text:p>17.558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2865">
                <text:p>9.2865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3.5891">
                <text:p>3.5891</text:p>
              </table:table-cell>
              <table:table-cell office:value-type="float" office:value="16.9947">
                <text:p>16.994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4985">
                <text:p>9.4985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4.2892">
                <text:p>4.2892</text:p>
              </table:table-cell>
              <table:table-cell office:value-type="float" office:value="8.1606">
                <text:p>8.160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6.3361">
                <text:p>16.3361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6.0593">
                <text:p>16.0593</text:p>
              </table:table-cell>
              <table:table-cell office:value-type="float" office:value="7.6444">
                <text:p>7.644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2.0538">
                <text:p>22.053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24.358">
                <text:p>24.358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1.31">
                <text:p>21.31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28.1694">
                <text:p>28.1694</text:p>
              </table:table-cell>
              <table:table-cell office:value-type="float" office:value="10.3191">
                <text:p>10.319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.0717">
                <text:p>15.0717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31.9464">
                <text:p>31.9464</text:p>
              </table:table-cell>
              <table:table-cell office:value-type="float" office:value="12.9817">
                <text:p>12.98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2756">
                <text:p>7.2756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37.214">
                <text:p>37.214</text:p>
              </table:table-cell>
              <table:table-cell office:value-type="float" office:value="14.2064">
                <text:p>14.206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25.7941">
                <text:p>25.7941</text:p>
              </table:table-cell>
              <table:table-cell office:value-type="float" office:value="24.1769">
                <text:p>24.176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.8629">
                <text:p>23.8629</text:p>
              </table:table-cell>
              <table:table-cell office:value-type="float" office:value="24.9685">
                <text:p>24.968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.5014">
                <text:p>14.5014</text:p>
              </table:table-cell>
              <table:table-cell office:value-type="float" office:value="29.1741">
                <text:p>29.174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2673">
                <text:p>11.2673</text:p>
              </table:table-cell>
              <table:table-cell office:value-type="float" office:value="25.6696">
                <text:p>25.669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2">
                <text:p>0.00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6604">
                <text:p>6.6604</text:p>
              </table:table-cell>
              <table:table-cell office:value-type="float" office:value="22.9774">
                <text:p>22.977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.4055">
                <text:p>6.4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73">
                <text:p>8.073</text:p>
              </table:table-cell>
              <table:table-cell office:value-type="float" office:value="8.2649">
                <text:p>8.264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8.1686">
                <text:p>18.16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0434">
                <text:p>5.0434</text:p>
              </table:table-cell>
              <table:table-cell office:value-type="float" office:value="3.6183">
                <text:p>3.618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.0505">
                <text:p>35.05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.516">
                <text:p>15.516</text:p>
              </table:table-cell>
              <table:table-cell office:value-type="float" office:value="5.0418">
                <text:p>5.041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1.8572">
                <text:p>51.857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0.1347">
                <text:p>20.1347</text:p>
              </table:table-cell>
              <table:table-cell office:value-type="float" office:value="4.3159">
                <text:p>4.31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1.8358">
                <text:p>51.835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2.2014">
                <text:p>32.2014</text:p>
              </table:table-cell>
              <table:table-cell office:value-type="float" office:value="10.082">
                <text:p>10.0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5.054">
                <text:p>55.05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.3577">
                <text:p>32.3577</text:p>
              </table:table-cell>
              <table:table-cell office:value-type="float" office:value="8.2154">
                <text:p>8.215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2.6409">
                <text:p>42.640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7.6472">
                <text:p>27.6472</text:p>
              </table:table-cell>
              <table:table-cell office:value-type="float" office:value="16.0586">
                <text:p>16.058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7.4009">
                <text:p>27.400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1.8521">
                <text:p>31.8521</text:p>
              </table:table-cell>
              <table:table-cell office:value-type="float" office:value="25.2374">
                <text:p>25.237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.6209">
                <text:p>9.620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5.7022">
                <text:p>25.7022</text:p>
              </table:table-cell>
              <table:table-cell office:value-type="float" office:value="25.8182">
                <text:p>25.818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5.8201">
                <text:p>15.8201</text:p>
              </table:table-cell>
              <table:table-cell office:value-type="float" office:value="27.9069">
                <text:p>27.90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.206">
                <text:p>9.206</text:p>
              </table:table-cell>
              <table:table-cell office:value-type="float" office:value="22.8527">
                <text:p>22.852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.6493">
                <text:p>21.649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.6471">
                <text:p>2.6471</text:p>
              </table:table-cell>
              <table:table-cell office:value-type="float" office:value="17.7227">
                <text:p>17.722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4118">
                <text:p>4.4118</text:p>
              </table:table-cell>
              <table:table-cell office:value-type="float" office:value="11.0652">
                <text:p>11.06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.06">
                <text:p>6.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3.4154">
                <text:p>13.4154</text:p>
              </table:table-cell>
              <table:table-cell office:value-type="float" office:value="1.4484">
                <text:p>1.448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0.6292">
                <text:p>10.62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.9869">
                <text:p>16.9869</text:p>
              </table:table-cell>
              <table:table-cell office:value-type="float" office:value="9.2647">
                <text:p>9.264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4.7059">
                <text:p>24.70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4.1528">
                <text:p>24.1528</text:p>
              </table:table-cell>
              <table:table-cell office:value-type="float" office:value="3.2045">
                <text:p>3.204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1808">
                <text:p>15.180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.2192">
                <text:p>32.2192</text:p>
              </table:table-cell>
              <table:table-cell office:value-type="float" office:value="14.8551">
                <text:p>14.855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2869">
                <text:p>4.286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5.0601">
                <text:p>35.0601</text:p>
              </table:table-cell>
              <table:table-cell office:value-type="float" office:value="13.0396">
                <text:p>13.039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3.6598">
                <text:p>23.6598</text:p>
              </table:table-cell>
              <table:table-cell office:value-type="float" office:value="28.3332">
                <text:p>28.333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8.3799">
                <text:p>18.3799</text:p>
              </table:table-cell>
              <table:table-cell office:value-type="float" office:value="27.4954">
                <text:p>27.49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.3568">
                <text:p>9.3568</text:p>
              </table:table-cell>
              <table:table-cell office:value-type="float" office:value="27.5392">
                <text:p>27.539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1183">
                <text:p>9.1183</text:p>
              </table:table-cell>
              <table:table-cell office:value-type="float" office:value="20.7549">
                <text:p>20.754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.9241">
                <text:p>21.92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0425">
                <text:p>8.0425</text:p>
              </table:table-cell>
              <table:table-cell office:value-type="float" office:value="13.9851">
                <text:p>13.985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3495">
                <text:p>11.34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3717">
                <text:p>5.3717</text:p>
              </table:table-cell>
              <table:table-cell office:value-type="float" office:value="2.8883">
                <text:p>2.888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4.9536">
                <text:p>24.95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7.484">
                <text:p>17.484</text:p>
              </table:table-cell>
              <table:table-cell office:value-type="float" office:value="7.2262">
                <text:p>7.2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